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1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Canvas Page" draw:style-name="dp1" draw:master-page-name="Default1">
        <draw:page-thumbnail draw:style-name="gr1" draw:layer="layout" svg:width="9.332cm" svg:height="5.249cm" svg:x="245.333cm" svg:y="247.375cm" draw:page-number="2" presentation:class="page"/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500cm" fo:page-height="50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1" style:page-layout-name="PM2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6:32:35.586768980</meta:creation-date>
    <dc:date>2025-12-15T16:32:50.994679834</dc:date>
    <meta:editing-duration>PT15S</meta:editing-duration>
    <meta:editing-cycles>2</meta:editing-cycles>
    <meta:generator>Collabora_Office/25.04.8.1$Linux_X86_64 LibreOffice_project/f4ca0c5fdbd1454f4f5ae1975c25df2123610f9c</meta:generator>
    <meta:document-statistic meta:object-count="34"/>
  </office:meta>
</office:document-meta>
</file>